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92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9.89pt"/>
    </style:style>
    <style:style style:name="co10" style:family="table-column">
      <style:table-column-properties fo:break-before="auto" style:column-width="139.04pt"/>
    </style:style>
    <style:style style:name="co11" style:family="table-column">
      <style:table-column-properties fo:break-before="auto" style:column-width="141.56pt"/>
    </style:style>
    <style:style style:name="co12" style:family="table-column">
      <style:table-column-properties fo:break-before="auto" style:column-width="143.15pt"/>
    </style:style>
    <style:style style:name="co13" style:family="table-column">
      <style:table-column-properties fo:break-before="auto" style:column-width="13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4"/>
    <style:style style:name="ce35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Read Data Time(s)</text:p>
          </table:table-cell>
          <table:table-cell office:value-type="string" calcext:value-type="string">
            <text:p>Write Back Time(s)</text:p>
          </table:table-cell>
          <table:table-cell office:value-type="string" calcext:value-type="string">
            <text:p>Billed Duration(ms)</text:p>
          </table:table-cell>
        </table:table-row>
        <table:table-row table:style-name="ro1">
          <table:table-cell office:value-type="string" calcext:value-type="string">
            <text:p>Tue Sep 13 17:40:01 2022</text:p>
          </table:table-cell>
          <table:table-cell office:value-type="float" office:value="256" calcext:value-type="float">
            <text:p>256</text:p>
          </table:table-cell>
          <table:table-cell office:value-type="float" office:value="39.5532" calcext:value-type="float">
            <text:p>39.5532</text:p>
          </table:table-cell>
          <table:table-cell office:value-type="float" office:value="1663105201420" calcext:value-type="float">
            <text:p>1663105201420</text:p>
          </table:table-cell>
          <table:table-cell office:value-type="float" office:value="1663105436274" calcext:value-type="float">
            <text:p>1663105436274</text:p>
          </table:table-cell>
          <table:table-cell office:value-type="float" office:value="0.488339185714721" calcext:value-type="float">
            <text:p>0.488339185714721</text:p>
          </table:table-cell>
          <table:table-cell office:value-type="float" office:value="8.12478351593017" calcext:value-type="float">
            <text:p>8.12478351593017</text:p>
          </table:table-cell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string" calcext:value-type="string">
            <text:p>Tue Sep 13 17:44:14 2022</text:p>
          </table:table-cell>
          <table:table-cell office:value-type="float" office:value="4" calcext:value-type="float">
            <text:p>4</text:p>
          </table:table-cell>
          <table:table-cell office:value-type="float" office:value="4.89467" calcext:value-type="float">
            <text:p>4.89467</text:p>
          </table:table-cell>
          <table:table-cell office:value-type="float" office:value="1663105455573" calcext:value-type="float">
            <text:p>1663105455573</text:p>
          </table:table-cell>
          <table:table-cell office:value-type="float" office:value="1663105478292" calcext:value-type="float">
            <text:p>1663105478292</text:p>
          </table:table-cell>
          <table:table-cell office:value-type="float" office:value="0.428665161132812" calcext:value-type="float">
            <text:p>0.428665161132812</text:p>
          </table:table-cell>
          <table:table-cell office:value-type="float" office:value="0.820926427841186" calcext:value-type="float">
            <text:p>0.82092642784118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Tue Sep 13 17:44:47 2022</text:p>
          </table:table-cell>
          <table:table-cell office:value-type="float" office:value="4" calcext:value-type="float">
            <text:p>4</text:p>
          </table:table-cell>
          <table:table-cell office:value-type="float" office:value="5.09123" calcext:value-type="float">
            <text:p>5.09123</text:p>
          </table:table-cell>
          <table:table-cell office:value-type="float" office:value="1663105487176" calcext:value-type="float">
            <text:p>1663105487176</text:p>
          </table:table-cell>
          <table:table-cell office:value-type="float" office:value="1663105511462" calcext:value-type="float">
            <text:p>1663105511462</text:p>
          </table:table-cell>
          <table:table-cell office:value-type="float" office:value="0.335549354553223" calcext:value-type="float">
            <text:p>0.335549354553223</text:p>
          </table:table-cell>
          <table:table-cell office:value-type="float" office:value="0.574923515319824" calcext:value-type="float">
            <text:p>0.57492351531982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ue Sep 13 17:45:21 2022</text:p>
          </table:table-cell>
          <table:table-cell office:value-type="float" office:value="4" calcext:value-type="float">
            <text:p>4</text:p>
          </table:table-cell>
          <table:table-cell office:value-type="float" office:value="1.76437" calcext:value-type="float">
            <text:p>1.76437</text:p>
          </table:table-cell>
          <table:table-cell office:value-type="float" office:value="1663105522149" calcext:value-type="float">
            <text:p>1663105522149</text:p>
          </table:table-cell>
          <table:table-cell office:value-type="float" office:value="1663105547909" calcext:value-type="float">
            <text:p>1663105547909</text:p>
          </table:table-cell>
          <table:table-cell office:value-type="float" office:value="0.332913398742675" calcext:value-type="float">
            <text:p>0.332913398742675</text:p>
          </table:table-cell>
          <table:table-cell office:value-type="float" office:value="0.508315801620483" calcext:value-type="float">
            <text:p>0.50831580162048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ue Sep 13 17:45:54 2022</text:p>
          </table:table-cell>
          <table:table-cell office:value-type="float" office:value="1" calcext:value-type="float">
            <text:p>1</text:p>
          </table:table-cell>
          <table:table-cell office:value-type="float" office:value="1.56189" calcext:value-type="float">
            <text:p>1.56189</text:p>
          </table:table-cell>
          <table:table-cell office:value-type="float" office:value="1663105554950" calcext:value-type="float">
            <text:p>1663105554950</text:p>
          </table:table-cell>
          <table:table-cell office:value-type="float" office:value="1663105574300" calcext:value-type="float">
            <text:p>1663105574300</text:p>
          </table:table-cell>
          <table:table-cell office:value-type="float" office:value="0.350284576416015" calcext:value-type="float">
            <text:p>0.350284576416015</text:p>
          </table:table-cell>
          <table:table-cell office:value-type="float" office:value="0.508908987045288" calcext:value-type="float">
            <text:p>0.50890898704528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Tue Sep 13 17:46:28 2022</text:p>
          </table:table-cell>
          <table:table-cell office:value-type="float" office:value="64" calcext:value-type="float">
            <text:p>64</text:p>
          </table:table-cell>
          <table:table-cell office:value-type="float" office:value="10.5279" calcext:value-type="float">
            <text:p>10.5279</text:p>
          </table:table-cell>
          <table:table-cell office:value-type="float" office:value="1663105588013" calcext:value-type="float">
            <text:p>1663105588013</text:p>
          </table:table-cell>
          <table:table-cell office:value-type="float" office:value="1663105616397" calcext:value-type="float">
            <text:p>1663105616397</text:p>
          </table:table-cell>
          <table:table-cell office:value-type="float" office:value="0.257681608200073" calcext:value-type="float">
            <text:p>0.257681608200073</text:p>
          </table:table-cell>
          <table:table-cell office:value-type="float" office:value="1.21889805793762" calcext:value-type="float">
            <text:p>1.2188980579376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Tue Sep 13 17:47:01 2022</text:p>
          </table:table-cell>
          <table:table-cell office:value-type="float" office:value="64" calcext:value-type="float">
            <text:p>64</text:p>
          </table:table-cell>
          <table:table-cell office:value-type="float" office:value="10.2411" calcext:value-type="float">
            <text:p>10.2411</text:p>
          </table:table-cell>
          <table:table-cell office:value-type="float" office:value="1663105621307" calcext:value-type="float">
            <text:p>1663105621307</text:p>
          </table:table-cell>
          <table:table-cell office:value-type="float" office:value="1663105652561" calcext:value-type="float">
            <text:p>1663105652561</text:p>
          </table:table-cell>
          <table:table-cell office:value-type="float" office:value="0.298157930374145" calcext:value-type="float">
            <text:p>0.298157930374145</text:p>
          </table:table-cell>
          <table:table-cell office:value-type="float" office:value="1.33890748023987" calcext:value-type="float">
            <text:p>1.33890748023987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Tue Sep 13 17:47:49 2022</text:p>
          </table:table-cell>
          <table:table-cell office:value-type="float" office:value="16" calcext:value-type="float">
            <text:p>16</text:p>
          </table:table-cell>
          <table:table-cell office:value-type="float" office:value="5.90862" calcext:value-type="float">
            <text:p>5.90862</text:p>
          </table:table-cell>
          <table:table-cell office:value-type="float" office:value="1663105669314" calcext:value-type="float">
            <text:p>1663105669314</text:p>
          </table:table-cell>
          <table:table-cell office:value-type="float" office:value="1663105698250" calcext:value-type="float">
            <text:p>1663105698250</text:p>
          </table:table-cell>
          <table:table-cell office:value-type="float" office:value="0.253904104232788" calcext:value-type="float">
            <text:p>0.253904104232788</text:p>
          </table:table-cell>
          <table:table-cell office:value-type="float" office:value="0.79652523994445" calcext:value-type="float">
            <text:p>0.7965252399444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Tue Sep 13 17:48:22 2022</text:p>
          </table:table-cell>
          <table:table-cell office:value-type="float" office:value="16" calcext:value-type="float">
            <text:p>16</text:p>
          </table:table-cell>
          <table:table-cell office:value-type="float" office:value="5.42711" calcext:value-type="float">
            <text:p>5.42711</text:p>
          </table:table-cell>
          <table:table-cell office:value-type="float" office:value="1663105702547" calcext:value-type="float">
            <text:p>1663105702547</text:p>
          </table:table-cell>
          <table:table-cell office:value-type="float" office:value="1663105728342" calcext:value-type="float">
            <text:p>1663105728342</text:p>
          </table:table-cell>
          <table:table-cell office:value-type="float" office:value="0.294443845748901" calcext:value-type="float">
            <text:p>0.294443845748901</text:p>
          </table:table-cell>
          <table:table-cell office:value-type="float" office:value="1.10383820533752" calcext:value-type="float">
            <text:p>1.1038382053375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Tue Sep 13 17:48:55 2022</text:p>
          </table:table-cell>
          <table:table-cell office:value-type="float" office:value="1" calcext:value-type="float">
            <text:p>1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1663105735607" calcext:value-type="float">
            <text:p>1663105735607</text:p>
          </table:table-cell>
          <table:table-cell office:value-type="float" office:value="1663105757298" calcext:value-type="float">
            <text:p>1663105757298</text:p>
          </table:table-cell>
          <table:table-cell office:value-type="float" office:value="0.2690851688385" calcext:value-type="float">
            <text:p>0.2690851688385</text:p>
          </table:table-cell>
          <table:table-cell office:value-type="float" office:value="0.469032287597656" calcext:value-type="float">
            <text:p>0.46903228759765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Tue Sep 13 17:49:28 2022</text:p>
          </table:table-cell>
          <table:table-cell office:value-type="float" office:value="1" calcext:value-type="float">
            <text:p>1</text:p>
          </table:table-cell>
          <table:table-cell office:value-type="float" office:value="1.67821" calcext:value-type="float">
            <text:p>1.67821</text:p>
          </table:table-cell>
          <table:table-cell office:value-type="float" office:value="1663105768808" calcext:value-type="float">
            <text:p>1663105768808</text:p>
          </table:table-cell>
          <table:table-cell office:value-type="float" office:value="1663105791843" calcext:value-type="float">
            <text:p>1663105791843</text:p>
          </table:table-cell>
          <table:table-cell office:value-type="float" office:value="0.258530378341674" calcext:value-type="float">
            <text:p>0.258530378341674</text:p>
          </table:table-cell>
          <table:table-cell office:value-type="float" office:value="0.615354776382446" calcext:value-type="float">
            <text:p>0.61535477638244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ue Sep 13 17:50:01 2022</text:p>
          </table:table-cell>
          <table:table-cell office:value-type="float" office:value="256" calcext:value-type="float">
            <text:p>256</text:p>
          </table:table-cell>
          <table:table-cell office:value-type="float" office:value="37.9462" calcext:value-type="float">
            <text:p>37.9462</text:p>
          </table:table-cell>
          <table:table-cell office:value-type="float" office:value="1663105802098" calcext:value-type="float">
            <text:p>1663105802098</text:p>
          </table:table-cell>
          <table:table-cell office:value-type="float" office:value="1663105860123" calcext:value-type="float">
            <text:p>1663105860123</text:p>
          </table:table-cell>
          <table:table-cell office:value-type="float" office:value="0.26437377929687" calcext:value-type="float">
            <text:p>0.26437377929687</text:p>
          </table:table-cell>
          <table:table-cell office:value-type="float" office:value="5.77212643623352" calcext:value-type="float">
            <text:p>5.77212643623352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Tue Sep 13 17:51:05 2022</text:p>
          </table:table-cell>
          <table:table-cell office:value-type="float" office:value="256" calcext:value-type="float">
            <text:p>256</text:p>
          </table:table-cell>
          <table:table-cell office:value-type="float" office:value="38.2877" calcext:value-type="float">
            <text:p>38.2877</text:p>
          </table:table-cell>
          <table:table-cell office:value-type="float" office:value="1663105866639" calcext:value-type="float">
            <text:p>1663105866639</text:p>
          </table:table-cell>
          <table:table-cell office:value-type="float" office:value="1663105921773" calcext:value-type="float">
            <text:p>1663105921773</text:p>
          </table:table-cell>
          <table:table-cell office:value-type="float" office:value="0.28581357002258" calcext:value-type="float">
            <text:p>0.28581357002258</text:p>
          </table:table-cell>
          <table:table-cell office:value-type="float" office:value="15.4056749343872" calcext:value-type="float">
            <text:p>15.4056749343872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string" calcext:value-type="string">
            <text:p>Tue Sep 13 17:52:09 2022</text:p>
          </table:table-cell>
          <table:table-cell office:value-type="float" office:value="16" calcext:value-type="float">
            <text:p>16</text:p>
          </table:table-cell>
          <table:table-cell office:value-type="float" office:value="5.25462" calcext:value-type="float">
            <text:p>5.25462</text:p>
          </table:table-cell>
          <table:table-cell office:value-type="float" office:value="1663105930297" calcext:value-type="float">
            <text:p>1663105930297</text:p>
          </table:table-cell>
          <table:table-cell office:value-type="float" office:value="1663105954106" calcext:value-type="float">
            <text:p>1663105954106</text:p>
          </table:table-cell>
          <table:table-cell office:value-type="float" office:value="0.299056529998779" calcext:value-type="float">
            <text:p>0.299056529998779</text:p>
          </table:table-cell>
          <table:table-cell office:value-type="float" office:value="2.10907983779907" calcext:value-type="float">
            <text:p>2.1090798377990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Tue Sep 13 17:52:43 2022</text:p>
          </table:table-cell>
          <table:table-cell office:value-type="float" office:value="64" calcext:value-type="float">
            <text:p>64</text:p>
          </table:table-cell>
          <table:table-cell office:value-type="float" office:value="10.9536" calcext:value-type="float">
            <text:p>10.9536</text:p>
          </table:table-cell>
          <table:table-cell office:value-type="float" office:value="1663105964081" calcext:value-type="float">
            <text:p>1663105964081</text:p>
          </table:table-cell>
          <table:table-cell office:value-type="float" office:value="1663105998214" calcext:value-type="float">
            <text:p>1663105998214</text:p>
          </table:table-cell>
          <table:table-cell office:value-type="float" office:value="0.281001091003418" calcext:value-type="float">
            <text:p>0.281001091003418</text:p>
          </table:table-cell>
          <table:table-cell office:value-type="float" office:value="3.58804702758789" calcext:value-type="float">
            <text:p>3.58804702758789</text:p>
          </table:table-cell>
          <table:table-cell office:value-type="float" office:value="3954" calcext:value-type="float">
            <text:p>3954</text:p>
          </table:table-cell>
        </table:table-row>
      </table:table>
      <table:table table:name="Pivot Table_out_1" table:style-name="ta1">
        <table:table-column table:style-name="co8" table:default-cell-style-name="ce24"/>
        <table:table-column table:style-name="co9" table:default-cell-style-name="ce29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9"/>
        <table:table-row table:style-name="ro1">
          <table:table-cell table:style-name="ce21"/>
          <table:table-cell table:style-name="ce26" office:value-type="string" calcext:value-type="string">
            <text:p>Data</text:p>
          </table:table-cell>
          <table:table-cell table:style-name="ce31" table:number-columns-repeated="3"/>
          <table:table-cell table:style-name="ce36"/>
        </table:table-row>
        <table:table-row table:style-name="ro1">
          <table:table-cell table:style-name="ce22" office:value-type="string" calcext:value-type="string">
            <text:p># of requests</text:p>
          </table:table-cell>
          <table:table-cell table:style-name="ce27" office:value-type="string" calcext:value-type="string">
            <text:p>Average - Total Time</text:p>
          </table:table-cell>
          <table:table-cell table:style-name="ce32" office:value-type="string" calcext:value-type="string">
            <text:p>Average - Read Data Time(s)</text:p>
          </table:table-cell>
          <table:table-cell table:style-name="ce32" office:value-type="string" calcext:value-type="string">
            <text:p>Average - Write Back Time(s)</text:p>
          </table:table-cell>
          <table:table-cell table:style-name="ce32" office:value-type="string" calcext:value-type="string">
            <text:p>Average - Billed Duration(ms)</text:p>
          </table:table-cell>
          <table:table-cell table:style-name="ce37" office:value-type="string" calcext:value-type="string">
            <text:p>Count - Billed Duration(ms)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6537333333333" calcext:value-type="float">
            <text:p>1.57</text:p>
          </table:table-cell>
          <table:table-cell table:style-name="ce33" office:value-type="float" office:value="0.292633374532063" calcext:value-type="float">
            <text:p>0.29</text:p>
          </table:table-cell>
          <table:table-cell table:style-name="ce33" office:value-type="float" office:value="0.53109868367513" calcext:value-type="float">
            <text:p>0.53</text:p>
          </table:table-cell>
          <table:table-cell table:style-name="ce33" office:value-type="float" office:value="895.333333333333" calcext:value-type="float">
            <text:p>895.33</text:p>
          </table:table-cell>
          <table:table-cell table:style-name="ce3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675666666667" calcext:value-type="float">
            <text:p>3.92</text:p>
          </table:table-cell>
          <table:table-cell office:value-type="float" office:value="0.36570930480957" calcext:value-type="float">
            <text:p>0.37</text:p>
          </table:table-cell>
          <table:table-cell office:value-type="float" office:value="0.634721914927164" calcext:value-type="float">
            <text:p>0.63</text:p>
          </table:table-cell>
          <table:table-cell office:value-type="float" office:value="1086.33333333333" calcext:value-type="float">
            <text:p>1,086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3011666666667" calcext:value-type="float">
            <text:p>5.53</text:p>
          </table:table-cell>
          <table:table-cell office:value-type="float" office:value="0.282468159993489" calcext:value-type="float">
            <text:p>0.28</text:p>
          </table:table-cell>
          <table:table-cell office:value-type="float" office:value="1.33648109436035" calcext:value-type="float">
            <text:p>1.34</text:p>
          </table:table-cell>
          <table:table-cell office:value-type="float" office:value="1704.66666666667" calcext:value-type="float">
            <text:p>1,704.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5742" calcext:value-type="float">
            <text:p>10.57</text:p>
          </table:table-cell>
          <table:table-cell office:value-type="float" office:value="0.278946876525879" calcext:value-type="float">
            <text:p>0.28</text:p>
          </table:table-cell>
          <table:table-cell office:value-type="float" office:value="2.04861752192179" calcext:value-type="float">
            <text:p>2.05</text:p>
          </table:table-cell>
          <table:table-cell office:value-type="float" office:value="2412.66666666667" calcext:value-type="float">
            <text:p>2,412.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 office:value-type="float" office:value="256" calcext:value-type="float">
            <text:p>256</text:p>
          </table:table-cell>
          <table:table-cell table:style-name="ce30" office:value-type="float" office:value="38.5957" calcext:value-type="float">
            <text:p>38.60</text:p>
          </table:table-cell>
          <table:table-cell table:style-name="ce35" office:value-type="float" office:value="0.346175511678057" calcext:value-type="float">
            <text:p>0.35</text:p>
          </table:table-cell>
          <table:table-cell table:style-name="ce35" office:value-type="float" office:value="9.76752829551696" calcext:value-type="float">
            <text:p>9.77</text:p>
          </table:table-cell>
          <table:table-cell table:style-name="ce35" office:value-type="float" office:value="10191.3333333333" calcext:value-type="float">
            <text:p>10,191.33</text:p>
          </table:table-cell>
          <table:table-cell table:style-name="ce40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7" table:buttons="'Pivot Table_out_1'.A2 'Pivot Table_out_1'.B1" table:grand-total="none" table:show-filter-button="false">
          <table:source-cell-range table:cell-range-address="out.A1:out.H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# of reques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1.45602" table:display="true" table:show-details="true"/>
                <table:data-pilot-member table:name="1.56189" table:display="true" table:show-details="true"/>
                <table:data-pilot-member table:name="1.67821" table:display="true" table:show-details="true"/>
                <table:data-pilot-member table:name="1.76437" table:display="true" table:show-details="true"/>
                <table:data-pilot-member table:name="4.89467" table:display="true" table:show-details="true"/>
                <table:data-pilot-member table:name="5.09123" table:display="true" table:show-details="true"/>
                <table:data-pilot-member table:name="5.25462" table:display="true" table:show-details="true"/>
                <table:data-pilot-member table:name="5.42711" table:display="true" table:show-details="true"/>
                <table:data-pilot-member table:name="5.90862" table:display="true" table:show-details="true"/>
                <table:data-pilot-member table:name="10.2411" table:display="true" table:show-details="true"/>
                <table:data-pilot-member table:name="10.5279" table:display="true" table:show-details="true"/>
                <table:data-pilot-member table:name="10.9536" table:display="true" table:show-details="true"/>
                <table:data-pilot-member table:name="37.9462" table:display="true" table:show-details="true"/>
                <table:data-pilot-member table:name="38.2877" table:display="true" table:show-details="true"/>
                <table:data-pilot-member table:name="39.55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 Data Time(s)" table:orientation="data" table:used-hierarchy="0" table:function="average">
            <table:data-pilot-level table:show-empty="false" calcext:repeat-item-labels="false">
              <table:data-pilot-members>
                <table:data-pilot-member table:name="0.253904104232788" table:display="true" table:show-details="true"/>
                <table:data-pilot-member table:name="0.257681608200073" table:display="true" table:show-details="true"/>
                <table:data-pilot-member table:name="0.258530378341674" table:display="true" table:show-details="true"/>
                <table:data-pilot-member table:name="0.26437377929687" table:display="true" table:show-details="true"/>
                <table:data-pilot-member table:name="0.2690851688385" table:display="true" table:show-details="true"/>
                <table:data-pilot-member table:name="0.281001091003418" table:display="true" table:show-details="true"/>
                <table:data-pilot-member table:name="0.28581357002258" table:display="true" table:show-details="true"/>
                <table:data-pilot-member table:name="0.294443845748901" table:display="true" table:show-details="true"/>
                <table:data-pilot-member table:name="0.298157930374145" table:display="true" table:show-details="true"/>
                <table:data-pilot-member table:name="0.299056529998779" table:display="true" table:show-details="true"/>
                <table:data-pilot-member table:name="0.332913398742675" table:display="true" table:show-details="true"/>
                <table:data-pilot-member table:name="0.335549354553223" table:display="true" table:show-details="true"/>
                <table:data-pilot-member table:name="0.350284576416015" table:display="true" table:show-details="true"/>
                <table:data-pilot-member table:name="0.428665161132812" table:display="true" table:show-details="true"/>
                <table:data-pilot-member table:name="0.4883391857147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rite Back Time(s)" table:orientation="data" table:used-hierarchy="0" table:function="average">
            <table:data-pilot-level table:show-empty="false" calcext:repeat-item-labels="false">
              <table:data-pilot-members>
                <table:data-pilot-member table:name="0.469032287597656" table:display="true" table:show-details="true"/>
                <table:data-pilot-member table:name="0.508315801620483" table:display="true" table:show-details="true"/>
                <table:data-pilot-member table:name="0.508908987045288" table:display="true" table:show-details="true"/>
                <table:data-pilot-member table:name="0.574923515319824" table:display="true" table:show-details="true"/>
                <table:data-pilot-member table:name="0.615354776382446" table:display="true" table:show-details="true"/>
                <table:data-pilot-member table:name="0.79652523994445" table:display="true" table:show-details="true"/>
                <table:data-pilot-member table:name="0.820926427841186" table:display="true" table:show-details="true"/>
                <table:data-pilot-member table:name="1.10383820533752" table:display="true" table:show-details="true"/>
                <table:data-pilot-member table:name="1.21889805793762" table:display="true" table:show-details="true"/>
                <table:data-pilot-member table:name="1.33890748023987" table:display="true" table:show-details="true"/>
                <table:data-pilot-member table:name="2.10907983779907" table:display="true" table:show-details="true"/>
                <table:data-pilot-member table:name="3.58804702758789" table:display="true" table:show-details="true"/>
                <table:data-pilot-member table:name="5.77212643623352" table:display="true" table:show-details="true"/>
                <table:data-pilot-member table:name="8.12478351593017" table:display="true" table:show-details="true"/>
                <table:data-pilot-member table:name="15.40567493438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0" table:function="average">
            <table:data-pilot-level table:show-empty="false" calcext:repeat-item-labels="false">
              <table:data-pilot-members>
                <table:data-pilot-member table:name="821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42" table:display="true" table:show-details="true"/>
                <table:data-pilot-member table:name="999" table:display="true" table:show-details="true"/>
                <table:data-pilot-member table:name="1135" table:display="true" table:show-details="true"/>
                <table:data-pilot-member table:name="1335" table:display="true" table:show-details="true"/>
                <table:data-pilot-member table:name="1483" table:display="true" table:show-details="true"/>
                <table:data-pilot-member table:name="1562" table:display="true" table:show-details="true"/>
                <table:data-pilot-member table:name="1722" table:display="true" table:show-details="true"/>
                <table:data-pilot-member table:name="2496" table:display="true" table:show-details="true"/>
                <table:data-pilot-member table:name="3954" table:display="true" table:show-details="true"/>
                <table:data-pilot-member table:name="6116" table:display="true" table:show-details="true"/>
                <table:data-pilot-member table:name="8698" table:display="true" table:show-details="true"/>
                <table:data-pilot-member table:name="157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0" table:function="countnums">
            <table:data-pilot-level table:show-empty="false" calcext:repeat-item-labels="false">
              <table:data-pilot-members>
                <table:data-pilot-member table:name="821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42" table:display="true" table:show-details="true"/>
                <table:data-pilot-member table:name="999" table:display="true" table:show-details="true"/>
                <table:data-pilot-member table:name="1135" table:display="true" table:show-details="true"/>
                <table:data-pilot-member table:name="1335" table:display="true" table:show-details="true"/>
                <table:data-pilot-member table:name="1483" table:display="true" table:show-details="true"/>
                <table:data-pilot-member table:name="1562" table:display="true" table:show-details="true"/>
                <table:data-pilot-member table:name="1722" table:display="true" table:show-details="true"/>
                <table:data-pilot-member table:name="2496" table:display="true" table:show-details="true"/>
                <table:data-pilot-member table:name="3954" table:display="true" table:show-details="true"/>
                <table:data-pilot-member table:name="6116" table:display="true" table:show-details="true"/>
                <table:data-pilot-member table:name="8698" table:display="true" table:show-details="true"/>
                <table:data-pilot-member table:name="157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5T12:57:00.430432635</dc:date>
    <meta:editing-duration>PT1H24M10S</meta:editing-duration>
    <meta:editing-cycles>3</meta:editing-cycles>
    <meta:generator>LibreOffice/6.0.7.3$Linux_X86_64 LibreOffice_project/00m0$Build-3</meta:generator>
    <meta:document-statistic meta:table-count="2" meta:cell-count="165" meta:object-count="0"/>
  </office:meta>
</office:document-meta>
</file>